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1000001D16D6EE10DC925D7AC.png" manifest:media-type="image/png"/>
  <manifest:file-entry manifest:full-path="Pictures/1000000100000569000001EE6A4D2DF250BC62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1c1c1c" draw:textarea-horizontal-align="justify" draw:textarea-vertical-align="middle" draw:auto-grow-height="false" fo:min-height="0.896cm" fo:min-width="26.579cm" draw:shadow="visible" draw:shadow-offset-x="0.176cm" draw:shadow-offset-y="0.176cm" draw:shadow-color="#1d1615" loext:glow-radius="0.141cm" loext:glow-color="#000000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.374cm" fo:line-height="100%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-color="#1c1c1c"/>
      <style:paragraph-properties fo:text-align="start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writing-mode="lr-tb"/>
      <style:text-properties fo:font-size="18pt"/>
    </style:style>
    <style:style style:name="P8" style:family="paragraph">
      <loext:graphic-properties draw:fill-color="#1c1c1c"/>
      <style:paragraph-properties fo:text-align="start"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7.503cm" svg:height="2.453cm" svg:x="0.437cm" svg:y="2.748cm">
          <draw:text-box>
            <text:p text:style-name="P1"><text:span text:style-name="T1">Problem statement: </text:span><text:span text:style-name="T1"><text:a xlink:href="https://leetcode.com/problems/palindrome-partitioning/description/?envType=daily-question&amp;envId=2024-05-22" xlink:type="simple">131. Palindrome Partitioning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93cm" svg:y="3.264cm">
          <text:p text:style-name="P4">Understand the 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481cm" svg:y="3.353cm">
          <text:p text:style-name="P4">Logi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27.99cm" svg:height="9.982cm" svg:x="0.001cm" svg:y="4.445cm">
          <draw:image xlink:href="Pictures/1000000100000569000001EE6A4D2DF250BC62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3" draw:text-style-name="P8" draw:layer="layout" svg:width="27.203cm" svg:height="1.27cm" svg:x="0.305cm" svg:y="3.175cm">
          <text:p text:style-name="P7"><text:span text:style-name="T2">C++: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18.652cm" svg:height="12.302cm" svg:x="5.715cm" svg:y="2.303cm">
          <draw:image xlink:href="Pictures/10000001000002C1000001D16D6EE10DC925D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3" draw:text-style-name="P5" draw:layer="layout" svg:width="27.203cm" svg:height="1.27cm" svg:x="0.305cm" svg:y="3.175cm">
          <text:p text:style-name="P4">C++: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solid" draw:fill-color="#131313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color="#ffffff" draw:fill="none" draw:fill-color="#ffffff" draw:textarea-vertical-align="middle" draw:auto-grow-height="true" draw:auto-grow-width="false" fo:max-height="0cm" fo:min-height="1.432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  <style:paragraph-properties style:writing-mode="lr-tb"/>
    </style:style>
    <style:style style:name="Mpr1" style:family="presentation" style:parent-style-name="Default-backgroundobjects">
      <style:graphic-properties draw:stroke="none" draw:fill="solid" draw:fill-color="#7b7369" draw:textarea-vertical-align="middle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solid" draw:fill-color="#4d4845" draw:textarea-vertical-align="middle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-color="#0f0616" draw:textarea-vertical-align="middle" draw:auto-grow-height="false" fo:min-height="3.175cm" fo:min-width="28.007cm"/>
    </style:style>
    <style:style style:name="Mpr4" style:family="presentation" style:parent-style-name="Default-backgroundobjects">
      <style:graphic-properties draw:stroke="none" draw:fill="solid" draw:fill-color="#1f1d20" draw:textarea-vertical-align="middle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b7369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solid" draw:fill-color="#4d4845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-color="#0f0616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center" fo:text-indent="0cm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36pt" style:font-size-asian="36pt" style:font-size-complex="36pt"/>
    </style:style>
    <style:style style:name="MP12" style:family="paragraph">
      <loext:graphic-properties draw:fill="none" draw:fill-color="#ffffff"/>
      <style:paragraph-properties style:writing-mode="lr-tb"/>
      <style:text-properties style:font-name="Lohit Devanagari" fo:font-size="26pt" style:font-size-asian="26pt" style:font-size-complex="26pt"/>
    </style:style>
    <style:style style:name="MP13" style:family="paragraph">
      <style:paragraph-properties fo:text-align="center" style:writing-mode="lr-tb"/>
    </style:style>
    <style:style style:name="MP14" style:family="paragraph">
      <loext:graphic-properties draw:fill="solid" draw:fill-color="#1f1d20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Trebuchet M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style:style style:name="MT4" style:family="text">
      <style:text-properties style:font-name="Lohit Devanagari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0.634cm" svg:y="-3.809cm" presentation:class="title" presentation:placeholder="true">
        <draw:text-box/>
      </draw:frame>
      <draw:frame presentation:style-name="Default-outline1" draw:layer="backgroundobjects" svg:width="26.67cm" svg:height="9.525cm" svg:x="0.635cm" svg:y="4.445cm" presentation:class="outline" presentation:placeholder="true">
        <draw:text-box/>
      </draw:frame>
      <draw:frame presentation:style-name="Mpr1" draw:text-style-name="MP6" draw:layer="backgroundobjects" svg:width="8.89cm" svg:height="1.085cm" svg:x="0cm" svg:y="14.646cm" presentation:class="date-time">
        <draw:text-box>
          <text:p text:style-name="MP5"><text:span text:style-name="MT2">May 22 2024</text:span></text:p>
        </draw:text-box>
      </draw:frame>
      <draw:frame presentation:style-name="Mpr2" draw:text-style-name="MP8" draw:layer="backgroundobjects" svg:width="10.16cm" svg:height="1.085cm" svg:x="8.89cm" svg:y="14.646cm" presentation:class="footer">
        <draw:text-box>
          <text:p text:style-name="MP7"><text:span text:style-name="MT3">Problem analysis</text:span></text:p>
        </draw:text-box>
      </draw:frame>
      <draw:custom-shape presentation:style-name="Mpr3" draw:text-style-name="MP9" draw:layer="backgroundobjects" svg:width="28.007cm" svg:height="3.175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11" draw:layer="backgroundobjects" svg:width="3.74cm" svg:height="1.682cm" svg:x="0.328cm" svg:y="0.388cm">
        <draw:text-box>
          <text:p text:style-name="MP10"><text:span text:style-name="MT4">131</text:span></text:p>
        </draw:text-box>
      </draw:frame>
      <draw:frame draw:style-name="Mgr4" draw:text-style-name="MP12" draw:layer="backgroundobjects" svg:width="15.847cm" svg:height="1.474cm" svg:x="4.068cm" svg:y="0.008cm">
        <draw:text-box>
          <text:p><text:span text:style-name="MT4">Palindrome Partitioning</text:span></text:p>
        </draw:text-box>
      </draw:frame>
      <draw:frame presentation:style-name="Mpr4" draw:text-style-name="MP14" draw:layer="backgroundobjects" svg:width="8.992cm" svg:height="1.085cm" svg:x="18.99cm" svg:y="14.656cm">
        <draw:text-box>
          <text:p text:style-name="MP13"><text:span text:style-name="MT3">Leetcode: Daily challenge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4T11:59:43.209741849</meta:creation-date>
    <dc:date>2024-05-25T18:34:49.675111328</dc:date>
    <meta:editing-duration>PT2H45M49S</meta:editing-duration>
    <meta:editing-cycles>60</meta:editing-cycles>
    <meta:generator>LibreOffice/7.3.7.2$Linux_X86_64 LibreOffice_project/30$Build-2</meta:generator>
    <meta:document-statistic meta:object-count="41"/>
  </office:meta>
</office:document-meta>
</file>